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5.6515cm"/>
    </style:style>
    <style:style style:name="co2" style:family="table-column">
      <style:table-column-properties fo:break-before="auto" style:column-width="12.1073333333333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55.2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Ministerio de Economía y Finanzas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0" svg:x="1.975in" svg:y="0.0916666666666667in" svg:width="1.5in" svg:height="0.816666666666667in">
              <dc:creator>JP</dc:creator>
              <text:p><text:span text:style-name="T1">JP:</text:span><text:span text:style-name="T2"/></text:p>
              <text:p><text:span text:style-name="T2">Código de este Documento</text:span></text:p>
            </office:annotation>
            <text:p>Identificador</text:p>
          </table:table-cell>
          <table:table-cell office:value-type="string" table:style-name="ce3">
            <text:p>DD-01-2021-V01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1" svg:x="1.975in" svg:y="0.291666666666667in" svg:width="1.5in" svg:height="0.816666666666667in">
              <dc:creator>JP</dc:creator>
              <text:p><text:span text:style-name="T1">JP:</text:span><text:span text:style-name="T2"/></text:p>
              <text:p><text:span text:style-name="T2">Nombre del archivo de datos</text:span></text:p>
            </office:annotation>
            <text:p>Documento Referencia</text:p>
          </table:table-cell>
          <table:table-cell office:value-type="string" table:style-name="ce3">
            <text:p>MEF_BoletínDeuda_SaldoPorPaís_Junio2021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2" svg:x="1.975in" svg:y="0.508333333333333in" svg:width="1.5in" svg:height="0.816666666666667in">
              <dc:creator>JP</dc:creator>
              <text:p><text:span text:style-name="T1">JP:</text:span><text:span text:style-name="T2"/></text:p>
              <text:p><text:span text:style-name="T2">Nombre o título del Conjunto de Datos</text:span></text:p>
            </office:annotation>
            <text:p>Nombre</text:p>
          </table:table-cell>
          <table:table-cell office:value-type="string" table:style-name="ce3">
            <text:p>Boletín de Deuda Pública - Saldos por País</text:p>
          </table:table-cell>
          <table:table-cell table:number-columns-repeated="16382"/>
        </table:table-row>
        <table:table-row table:style-name="ro2">
          <table:table-cell office:value-type="string" table:style-name="ce2">
            <office:annotation draw:style-name="a3" svg:x="1.975in" svg:y="0.716666666666667in" svg:width="1.5in" svg:height="0.816666666666667in">
              <dc:creator>JP</dc:creator>
              <text:p><text:span text:style-name="T1">JP:</text:span><text:span text:style-name="T2"/></text:p>
              <text:p><text:span text:style-name="T2">Descripción del Conjunto de Datos</text:span></text:p>
            </office:annotation>
            <text:p>Descripción</text:p>
          </table:table-cell>
          <table:table-cell office:value-type="string" table:style-name="ce3">
            <text:p>Contiene los datos del Boletín de Deuda Pública referente a Saldos de la deuda externa que se mantiene con gobiernos y con la banca internacional, identificando los países de origen de dichos acreedores a Junio/2021 expresado en miles de dólares (USD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mbre del campo</text:p>
          </table:table-cell>
          <table:table-cell office:value-type="string" table:style-name="ce2">
            <text:p>Descripción del camp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AÍS<text:s/></text:p>
          </table:table-cell>
          <table:table-cell office:value-type="string" table:style-name="ce3">
            <text:p>Listado de países de donde provienen los financiamiento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ONTRATOS ORIGINALES<text:s/></text:p>
          </table:table-cell>
          <table:table-cell office:value-type="string" table:style-name="ce3">
            <text:p>Montos contratados con acreedores de dichos paises<text:s/>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LUB DE PARÍS<text:s/></text:p>
          </table:table-cell>
          <table:table-cell office:value-type="string" table:style-name="ce3">
            <text:p>Montos contratados en el marco de la renegociación "Club París"<text:s text:c="2"/>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TOTAL<text:s/></text:p>
          </table:table-cell>
          <table:table-cell office:value-type="string" table:style-name="ce3">
            <text:p>Monto total contratado de deuda pública con cada país acreedo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% DE PARTICIPACIÓN</text:p>
          </table:table-cell>
          <table:table-cell office:value-type="string" table:style-name="ce3">
            <text:p>Participación de cada acreedor expresada en porcentaje.</text:p>
          </table:table-cell>
          <table:table-cell table:number-columns-repeated="16382"/>
        </table:table-row>
        <table:table-row table:number-rows-repeated="104856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 -</number:text>
      <number:number number:decimal-places="2" number:min-integer-digits="1" number:grouping="true"/>
      <number:text> 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Millares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P</meta:initial-creator>
    <dc:creator>Cabrera Torres, Paulo César</dc:creator>
    <meta:creation-date>2020-12-02T16:57:00Z</meta:creation-date>
    <dc:date>2021-08-17T21:57:39Z</dc:date>
  </office:meta>
</office:document-meta>
</file>